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antGarde LT Medium" svg:font-family="'AvantGarde L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style:font-name="AvantGarde LT Medium"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-color="#ffffff"/>
      <style:text-properties style:font-name="AvantGarde LT Medium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AvantGarde LT Medium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ontent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1.About me</text:span></text:p>
            <text:p text:style-name="P1"><text:span text:style-name="T1"/></text:p>
            <text:p text:style-name="P1"><text:span text:style-name="T1">2.What is cyber attack and it’s risk</text:span></text:p>
            <text:p text:style-name="P1"><text:span text:style-name="T1"/></text:p>
            <text:p text:style-name="P1"><text:span text:style-name="T1">3.Basic knowledge for SQL injection and some attack</text:span></text:p>
            <text:p text:style-name="P1"><text:span text:style-name="T1"/></text:p>
            <text:p text:style-name="P1"><text:span text:style-name="T1">4.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About Me</text:p>
          </draw:text-box>
        </draw:frame>
        <draw:frame presentation:style-name="pr5" draw:text-style-name="P4" draw:layer="layout" svg:width="25.5cm" svg:height="13cm" svg:x="1.016cm" svg:y="5.034cm" presentation:class="outline" presentation:user-transformed="true">
          <draw:text-box>
            <text:list text:style-name="L3">
              <text:list-item>
                <text:p text:style-name="P4"><text:span text:style-name="T2">Name-Hein Htet Aung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University-UCSMGY(Final Year)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Interested in-Web security and web Hacking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Years of Web hacking-3 years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Another info-Founder of WAB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Hall of fames-IT companies(Dell,Trendmicro,SAP)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.What is Cyber attack and its risk</text:p>
          </draw:text-box>
        </draw:frame>
        <draw:frame presentation:style-name="pr5" draw:layer="layout" svg:width="25.5cm" svg:height="13cm" svg:x="1.27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antGarde LT Medium" svg:font-family="'AvantGarde L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23:30:02.893716270</meta:creation-date>
    <meta:editing-duration>PT26M</meta:editing-duration>
    <meta:editing-cycles>2</meta:editing-cycles>
    <meta:generator>LibreOffice/6.1.3.2$Linux_X86_64 LibreOffice_project/10$Build-2</meta:generator>
    <dc:title>Alizarin</dc:title>
    <dc:date>2018-12-23T00:14:45.950684192</dc:date>
    <meta:document-statistic meta:object-count="49"/>
  </office:meta>
</office:document-meta>
</file>